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709cm" fo:margin-left="0cm" table:align="left"/>
    </style:style>
    <style:style style:name="Tableau1.A" style:family="table-column">
      <style:table-column-properties style:column-width="5.189cm"/>
    </style:style>
    <style:style style:name="Tableau1.B" style:family="table-column">
      <style:table-column-properties style:column-width="11.109cm"/>
    </style:style>
    <style:style style:name="Tableau1.C" style:family="table-column">
      <style:table-column-properties style:column-width="9.4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margin-top="0cm" fo:margin-bottom="0.199cm" loext:contextual-spacing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tyle="italic" officeooo:rsid="0016466a" officeooo:paragraph-rsid="0016466a" style:font-style-asian="italic" style:font-style-complex="italic"/>
    </style:style>
    <style:style style:name="P3" style:family="paragraph" style:parent-style-name="Text_20_body">
      <style:text-properties officeooo:paragraph-rsid="0016466a"/>
    </style:style>
    <style:style style:name="P4" style:family="paragraph" style:parent-style-name="Text_20_body">
      <style:text-properties officeooo:rsid="001ce1dc" officeooo:paragraph-rsid="001ce1dc"/>
    </style:style>
    <style:style style:name="P5" style:family="paragraph" style:parent-style-name="Standard">
      <style:text-properties officeooo:rsid="0016466a" officeooo:paragraph-rsid="0016466a"/>
    </style:style>
    <style:style style:name="P6" style:family="paragraph" style:parent-style-name="Table_20_Contents">
      <style:text-properties officeooo:rsid="001e5682" officeooo:paragraph-rsid="001e5682"/>
    </style:style>
    <style:style style:name="P7" style:family="paragraph" style:parent-style-name="Table_20_Heading">
      <style:text-properties officeooo:rsid="001e5682" officeooo:paragraph-rsid="001e5682"/>
    </style:style>
    <style:style style:name="P8" style:family="paragraph" style:parent-style-name="Preformatted_20_Text">
      <style:text-properties officeooo:paragraph-rsid="0021b17c"/>
    </style:style>
    <style:style style:name="P9" style:family="paragraph" style:parent-style-name="Table_20_Heading">
      <style:text-properties officeooo:rsid="0024b201" officeooo:paragraph-rsid="0024b201"/>
    </style:style>
    <style:style style:name="P10" style:family="paragraph" style:parent-style-name="Table_20_Heading">
      <style:text-properties officeooo:rsid="001e5682" officeooo:paragraph-rsid="001e5682"/>
    </style:style>
    <style:style style:name="T1" style:family="text">
      <style:text-properties officeooo:rsid="0016466a"/>
    </style:style>
    <style:style style:name="T2" style:family="text">
      <style:text-properties officeooo:rsid="001ce1dc"/>
    </style:style>
    <style:style style:name="T3" style:family="text">
      <style:text-properties officeooo:rsid="00208d31"/>
    </style:style>
    <style:style style:name="T4" style:family="text">
      <style:text-properties officeooo:rsid="0024b20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1b17c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">2</text:span> <text:span text:style-name="T1">- </text:span>Politique<text:span text:style-name="T3">s</text:span> <text:span text:style-name="T2">de libre accès </text:span>d<text:span text:style-name="T2">es organismes de financement de la recherche</text:span></text:h>
      <text:p text:style-name="P5"/>
      <text:p text:style-name="Subtitle"><text:span text:style-name="T2">Financeur</text:span> : <text:span text:style-name="T2">ANR -</text:span> <text:span text:style-name="T2">Union Européenne H2020</text:span> </text:p>
      <text:p text:style-name="P2">Conserver uniquement l<text:span text:style-name="T2">e financeur</text:span> choisi pour la fiche </text:p>
      <text:p text:style-name="P8"><text:span text:style-name="T5">URL des pages consultées :</text:span>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/>
            </table:table-cell>
            <table:table-cell table:style-name="Tableau1.A1" office:value-type="string">
              <text:p text:style-name="P9">Qu'est-il obligatoire de faire?</text:p>
            </table:table-cell>
            <table:table-cell table:style-name="Tableau1.C1" office:value-type="string">
              <text:p text:style-name="P7"><text:span text:style-name="T4">Qu'est-il re</text:span>commandé <text:span text:style-name="T4">de faire?</text:span></text:p>
            </table:table-cell>
          </table:table-row>
        </table:table-header-rows>
        <table:table-row>
          <table:table-cell table:style-name="Tableau1.A2" office:value-type="string">
            <text:p text:style-name="P6">Libre accès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Archivage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Licence </text:p>
            <text:p text:style-name="P6">(Creative Commons, etc.)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Autres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Text_20_body"/>
      <text:p text:style-name="P4"/>
      <text:p text:style-name="P4"/>
      <text:p text:style-name="Text_20_body"/>
      <text:p text:style-name="P3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margin-top="0cm" fo:margin-bottom="0.199cm" loext:contextual-spacing="false"/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"Publier des articles en libre accès en chimie" - ED n° 40 Sciences chimiques - 2020-01-3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44S</meta:editing-duration>
    <meta:editing-cycles>9</meta:editing-cycles>
    <meta:generator>LibreOffice/5.3.5.2$Windows_x86 LibreOffice_project/50d9bf2b0a79cdb85a3814b592608037a682059d</meta:generator>
    <dc:date>2020-01-29T11:42:04.327000000</dc:date>
    <meta:document-statistic meta:table-count="1" meta:image-count="0" meta:object-count="0" meta:page-count="1" meta:paragraph-count="12" meta:word-count="65" meta:character-count="408" meta:non-whitespace-character-count="352"/>
    <meta:user-defined meta:name="Info 1"/>
    <meta:user-defined meta:name="Info 2"/>
    <meta:user-defined meta:name="Info 3"/>
    <meta:user-defined meta:name="Info 4"/>
  </office:meta>
</office:document-meta>
</file>